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>
      <style:text-properties officeooo:paragraph-rsid="00170f0b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>
      <style:paragraph-properties fo:margin-top="0in" fo:margin-bottom="0in" style:contextual-spacing="false"/>
      <style:text-properties officeooo:paragraph-rsid="00170f0b"/>
    </style:style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1">
      <style:text-properties officeooo:rsid="00170f0b" officeooo:paragraph-rsid="00170f0b"/>
    </style:style>
    <style:style style:name="T1" style:family="text">
      <style:text-properties officeooo:rsid="00170f0b"/>
    </style:style>
    <style:style style:name="T2" style:family="text">
      <style:text-properties fo:color="#c9211e" loext:opacity="100%" officeooo:rsid="00170f0b"/>
    </style:style>
    <style:style style:name="T3" style:family="text">
      <style:text-properties fo:color="#c9211e" loext:opacity="100%" fo:font-weight="bold" officeooo:rsid="00170f0b" style:font-weight-asian="bold" style:font-weight-complex="bold"/>
    </style:style>
    <style:style style:name="T4" style:family="text">
      <style:text-properties fo:color="#c9211e" loext:opacity="100%" style:text-underline-style="solid" style:text-underline-width="auto" style:text-underline-color="font-color" fo:font-weight="bold" officeooo:rsid="00170f0b" style:font-weight-asian="bold" style:font-weight-complex="bold"/>
    </style:style>
    <style:style style:name="T5" style:family="text">
      <style:text-properties fo:color="#c9211e" loext:opacity="100%" style:text-underline-style="none" fo:font-weight="normal" officeooo:rsid="00170f0b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loext:opacity="100%" style:text-underline-style="none" fo:font-weight="normal" officeooo:rsid="00170f0b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quirements Analysis Document</text:span></text:h>
      <text:h text:style-name="Heading_20_4" text:outline-level="4"><text:span text:style-name="Strong_20_Emphasis">Project Title:</text:span> Military Supply Chain Management System</text:h>
      <text:h text:style-name="Heading_20_4" text:outline-level="4"><text:span text:style-name="Strong_20_Emphasis">Date:</text:span> <text:span text:style-name="T1">10</text:span>/<text:span text:style-name="T1">28</text:span>/<text:span text:style-name="T1">2024</text:span></text:h>
      <text:h text:style-name="Heading_20_4" text:outline-level="4"><text:span text:style-name="Strong_20_Emphasis">Author:</text:span> <text:span text:style-name="T1">Andrew Miller</text:span></text:h>
      <text:p text:style-name="Horizontal_20_Line"/>
      <text:h text:style-name="Heading_20_4" text:outline-level="4"><text:span text:style-name="Strong_20_Emphasis">1. Project Overview</text:span></text:h>
      <text:list text:style-name="L1">
        <text:list-item>
          <text:p text:style-name="P1"><text:span text:style-name="Strong_20_Emphasis">Objective</text:span>: To develop a web-based system that manages and optimizes military supply inventory and logistics.</text:p>
        </text:list-item>
        <text:list-item>
          <text:p text:style-name="P2"><text:span text:style-name="Strong_20_Emphasis">Scope</text:span>: </text:p>
          <text:list>
            <text:list-item>
              <text:p text:style-name="P15">Inventory management (track, add, update, and remove supplies).</text:p>
            </text:list-item>
            <text:list-item>
              <text:p text:style-name="P15">Supply requests and approvals.</text:p>
            </text:list-item>
            <text:list-item>
              <text:p text:style-name="P15">Basic route optimization for supply distribution.</text:p>
            </text:list-item>
            <text:list-item>
              <text:p text:style-name="P15">Role-based access control. </text:p>
            </text:list-item>
          </text:list>
        </text:list-item>
      </text:list>
      <text:h text:style-name="Heading_20_4" text:outline-level="4"><text:span text:style-name="Strong_20_Emphasis">2. Stakeholders and Users</text:span></text:h>
      <text:list text:style-name="L2">
        <text:list-item>
          <text:p text:style-name="P4"><text:span text:style-name="Strong_20_Emphasis">Primary Users</text:span>: Military supply officers, logistics managers, warehouse staff.</text:p>
        </text:list-item>
        <text:list-item>
          <text:p text:style-name="P3"><text:span text:style-name="Strong_20_Emphasis">Secondary Users</text:span>: Supervisors, inventory auditors, IT support for system maintenance.</text:p>
        </text:list-item>
      </text:list>
      <text:h text:style-name="Heading_20_4" text:outline-level="4"><text:span text:style-name="Strong_20_Emphasis">3. Functional Requirements</text:span></text:h>
      <text:list text:style-name="L3">
        <text:list-item>
          <text:p text:style-name="P5"><text:span text:style-name="Strong_20_Emphasis">Inventory Management Module</text:span></text:p>
          <text:list>
            <text:list-item>
              <text:p text:style-name="P6">Track item details (e.g., item type, quantity, location, expiration).</text:p>
            </text:list-item>
            <text:list-item>
              <text:p text:style-name="P6">Add, update, and delete items in the inventory.</text:p>
            </text:list-item>
          </text:list>
        </text:list-item>
        <text:list-item>
          <text:p text:style-name="P5"><text:span text:style-name="Strong_20_Emphasis">Supply Request Module</text:span></text:p>
          <text:list>
            <text:list-item>
              <text:p text:style-name="P6">Allow users to create requests for supplies, with availability and approval processes.</text:p>
            </text:list-item>
          </text:list>
        </text:list-item>
        <text:list-item>
          <text:p text:style-name="P5"><text:span text:style-name="Strong_20_Emphasis">Logistics and Routing Module</text:span></text:p>
          <text:list>
            <text:list-item>
              <text:p text:style-name="P6">Calculate optimal delivery routes and display estimated time for arrival.</text:p>
            </text:list-item>
          </text:list>
        </text:list-item>
        <text:list-item>
          <text:p text:style-name="P5"><text:span text:style-name="Strong_20_Emphasis">User Authentication Module</text:span></text:p>
          <text:list>
            <text:list-item>
              <text:p text:style-name="P5">Role-based access to restrict or allow certain actions based on user type.</text:p>
            </text:list-item>
          </text:list>
        </text:list-item>
      </text:list>
      <text:h text:style-name="Heading_20_4" text:outline-level="4"><text:span text:style-name="Strong_20_Emphasis">4. Non-Functional Requirements</text:span></text:h>
      <text:list text:style-name="L4">
        <text:list-item>
          <text:p text:style-name="P8"><text:span text:style-name="Strong_20_Emphasis">Performance</text:span>: The system should support real-time updates on inventory status changes.</text:p>
        </text:list-item>
        <text:list-item>
          <text:p text:style-name="P8"><text:span text:style-name="Strong_20_Emphasis">Security</text:span>: Secure login and data encryption for sensitive information.</text:p>
        </text:list-item>
        <text:list-item>
          <text:p text:style-name="P8"><text:span text:style-name="Strong_20_Emphasis">Usability</text:span>: An intuitive interface designed for ease of use by military personnel.</text:p>
        </text:list-item>
        <text:list-item>
          <text:p text:style-name="P7"><text:span text:style-name="Strong_20_Emphasis">Scalability</text:span>: Scalable to handle high data volumes and multiple users simultaneously.</text:p>
        </text:list-item>
      </text:list>
      <text:h text:style-name="Heading_20_4" text:outline-level="4"><text:soft-page-break/><text:span text:style-name="Strong_20_Emphasis">5. User Stories / Use Cases</text:span></text:h>
      <text:list text:style-name="L5">
        <text:list-item>
          <text:p text:style-name="P10"><text:span text:style-name="Strong_20_Emphasis">Example User Stories</text:span>:</text:p>
          <text:list>
            <text:list-item>
              <text:p text:style-name="P9"><text:span text:style-name="Strong_20_Emphasis">Inventory Management</text:span>:</text:p>
              <text:list>
                <text:list-item>
                  <text:p text:style-name="P10"><text:span text:style-name="Emphasis">As a supply officer, I want to see inventory levels in real-time, so I can monitor stock and identify shortages.</text:span></text:p>
                </text:list-item>
              </text:list>
            </text:list-item>
            <text:list-item>
              <text:p text:style-name="P9"><text:span text:style-name="Strong_20_Emphasis">Supply Requests</text:span>:</text:p>
              <text:list>
                <text:list-item>
                  <text:p text:style-name="P10"><text:span text:style-name="Emphasis">As a logistics manager, I want to request additional supplies with an approval process, so our units have the items they need.</text:span></text:p>
                </text:list-item>
              </text:list>
            </text:list-item>
            <text:list-item>
              <text:p text:style-name="P9"><text:span text:style-name="Strong_20_Emphasis">Route Optimization</text:span>:</text:p>
              <text:list>
                <text:list-item>
                  <text:p text:style-name="P9"><text:span text:style-name="Emphasis">As a logistics coordinator, I want to view optimized routes for supply deliveries, so we can ensure timely arrivals.</text:span>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6. System Requirements</text:span></text:h>
      <text:list text:style-name="L6">
        <text:list-item>
          <text:p text:style-name="P12"><text:span text:style-name="Strong_20_Emphasis">Technical Stack</text:span>:</text:p>
          <text:list>
            <text:list-item>
              <text:p text:style-name="P12"><text:span text:style-name="Strong_20_Emphasis">Frontend</text:span>: React or Angular</text:p>
            </text:list-item>
            <text:list-item>
              <text:p text:style-name="P12"><text:span text:style-name="Strong_20_Emphasis">Backend</text:span>: Node.js with Express</text:p>
            </text:list-item>
            <text:list-item>
              <text:p text:style-name="P12"><text:span text:style-name="Strong_20_Emphasis">Database</text:span>: MongoDB or PostgreSQL</text:p>
            </text:list-item>
            <text:list-item>
              <text:p text:style-name="P11"><text:span text:style-name="Strong_20_Emphasis">Cloud Deployment</text:span>: IBM Cloud, AWS, or Azure</text:p>
            </text:list-item>
          </text:list>
        </text:list-item>
      </text:list>
      <text:h text:style-name="Heading_20_4" text:outline-level="4"><text:span text:style-name="Strong_20_Emphasis">7. Diagrams</text:span></text:h>
      <text:list text:style-name="L7">
        <text:list-item>
          <text:p text:style-name="P13"><text:span text:style-name="Strong_20_Emphasis">Basic System Architecture</text:span>: <text:span text:style-name="T4">TODO:</text:span><text:span text:style-name="T5"> </text:span><text:span text:style-name="T8">Link to diagram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0:56:01.801000000</meta:creation-date>
    <dc:date>2024-10-28T11:56:53.015000000</dc:date>
    <meta:editing-duration>PT1H52S</meta:editing-duration>
    <meta:editing-cycles>1</meta:editing-cycles>
    <meta:document-statistic meta:table-count="0" meta:image-count="0" meta:object-count="0" meta:page-count="2" meta:paragraph-count="45" meta:word-count="334" meta:character-count="2154" meta:non-whitespace-character-count="1896"/>
    <meta:generator>LibreOffice/24.2.4.2$Windows_X86_64 LibreOffice_project/51a6219feb6075d9a4c46691dcfe0cd9c4fff3c2</meta:generator>
  </office:meta>
</office:document-meta>
</file>